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20100000511000001829483E267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85cm"/>
    </style:style>
    <style:style style:name="gr3" style:family="graphic" style:parent-style-name="standard">
      <style:graphic-properties draw:stroke="none" svg:stroke-color="#000000" draw:fill="none" draw:fill-color="#ffffff" fo:min-height="7.35cm"/>
    </style:style>
    <style:style style:name="P1" style:family="paragraph">
      <style:paragraph-properties fo:text-align="center"/>
    </style:style>
    <style:style style:name="P2" style:family="paragraph">
      <style:text-properties fo:font-size="72pt" fo:font-weight="bold" style:font-size-asian="72pt" style:font-weight-asian="bold" style:font-size-complex="72pt" style:font-weight-complex="bold"/>
    </style:style>
    <style:style style:name="P3" style:family="paragraph">
      <style:text-properties fo:font-size="36pt" fo:font-weight="bold" style:font-size-asian="36pt" style:font-weight-asian="bold" style:font-size-complex="36pt" style:font-weight-complex="bold"/>
    </style:style>
    <style:style style:name="P4" style:family="paragraph">
      <style:paragraph-properties fo:text-align="center"/>
      <style:text-properties fo:font-size="60pt" fo:font-weight="bold" style:font-size-asian="60pt" style:font-weight-asian="bold" style:font-size-complex="60pt" style:font-weight-complex="bold"/>
    </style:style>
    <style:style style:name="P5" style:family="paragraph">
      <style:paragraph-properties fo:text-align="start"/>
    </style:style>
    <style:style style:name="P6" style:family="paragraph">
      <style:paragraph-properties fo:margin-left="5.088cm" fo:margin-right="0cm" fo:text-align="start" fo:text-indent="-5.088cm">
        <style:tab-stops>
          <style:tab-stop style:position="0.041cm"/>
        </style:tab-stops>
      </style:paragraph-properties>
    </style:style>
    <style:style style:name="P7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T1" style:family="text">
      <style:text-properties fo:font-size="72pt" fo:font-weight="bold" style:font-size-asian="72pt" style:font-weight-asian="bold" style:font-size-complex="72pt" style:font-weight-complex="bold"/>
    </style:style>
    <style:style style:name="T2" style:family="text">
      <style:text-properties fo:font-size="36pt" fo:font-weight="bold" style:font-size-asian="36pt" style:font-weight-asian="bold" style:font-size-complex="36pt" style:font-weight-complex="bold"/>
    </style:style>
    <style:style style:name="T3" style:family="text">
      <style:text-properties fo:font-size="60pt" fo:font-weight="bold" style:font-size-asian="60pt" style:font-weight-asian="bold" style:font-size-complex="60pt" style:font-weight-complex="bold"/>
    </style:style>
    <style:style style:name="T4" style:family="text">
      <style:text-properties fo:font-size="48pt" fo:font-weight="bold" style:font-size-asian="48pt" style:font-weight-asian="bold" style:font-size-complex="48pt" style:font-weight-complex="bold"/>
    </style:style>
    <style:style style:name="T5" style:family="text">
      <style:text-properties fo:font-size="48pt" fo:font-weight="normal" style:font-size-asian="48pt" style:font-weight-asian="normal" style:font-size-complex="4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332cm" svg:height="4.559cm" svg:x="5.668cm" svg:y="0.841cm">
          <draw:image xlink:href="Pictures/1000020100000511000001829483E267.png" xlink:type="simple" xlink:show="embed" xlink:actuate="onLoad">
            <text:p/>
          </draw:image>
        </draw:frame>
        <draw:frame draw:style-name="gr2" draw:text-style-name="P2" draw:layer="layout" svg:width="5.9cm" svg:height="2.982cm" svg:x="1cm" svg:y="1.718cm">
          <draw:text-box>
            <text:p><text:span text:style-name="T1">関東</text:span></text:p>
          </draw:text-box>
        </draw:frame>
        <draw:frame draw:style-name="gr2" draw:text-style-name="P3" draw:layer="layout" svg:width="8.9cm" svg:height="2.987cm" svg:x="20.4cm" svg:y="1.818cm">
          <draw:text-box>
            <text:p><text:span text:style-name="T2">オフライン</text:span></text:p>
            <text:p><text:span text:style-name="T2">ミーティング！</text:span></text:p>
          </draw:text-box>
        </draw:frame>
        <draw:frame draw:style-name="gr2" draw:text-style-name="P4" draw:layer="layout" svg:width="5.9cm" svg:height="2.529cm" svg:x="11.5cm" svg:y="4.518cm">
          <draw:text-box>
            <text:p text:style-name="P1"><text:span text:style-name="T3">(#8)</text:span></text:p>
          </draw:text-box>
        </draw:frame>
        <draw:frame draw:style-name="gr3" draw:text-style-name="P7" draw:layer="layout" svg:width="27.4cm" svg:height="11.171cm" svg:x="1cm" svg:y="8.369cm">
          <draw:text-box>
            <text:p text:style-name="P5"><text:span text:style-name="T4">開始</text:span><text:span text:style-name="T4">:</text:span><text:span text:style-name="T4"><text:tab/></text:span><text:span text:style-name="T4">19:30 (</text:span><text:span text:style-name="T4">開場 </text:span><text:span text:style-name="T4">19:00</text:span><text:span text:style-name="T4">〜</text:span><text:span text:style-name="T4">)</text:span></text:p>
            <text:p text:style-name="P5"><text:span text:style-name="T4">終了</text:span><text:span text:style-name="T4">:</text:span><text:span text:style-name="T4"><text:tab/></text:span><text:span text:style-name="T4">21:00</text:span></text:p>
            <text:p text:style-name="P6"><text:span text:style-name="T4">場所：</text:span><text:span text:style-name="T4"><text:tab/></text:span><text:span text:style-name="T4">KDDI</text:span><text:span text:style-name="T4">ウェブコミュニケーションズ様 ６</text:span><text:span text:style-name="T4">F</text:span><text:span text:style-name="T4">セミナールーム</text:span></text:p>
            <text:p text:style-name="P5"><text:span text:style-name="T4">主催：</text:span><text:span text:style-name="T4"><text:tab/></text:span><text:span text:style-name="T4">LibreOffice</text:span><text:span text:style-name="T4">日本語チーム</text:span></text:p>
            <text:p text:style-name="P5"><text:span text:style-name="T4"><text:tab/></text:span><text:span text:style-name="T4"><text:tab/></text:span><text:span text:style-name="T4"><text:tab/></text:span><text:span text:style-name="T4"><text:tab/></text:span><text:span text:style-name="T5">(</text:span><text:span text:style-name="T5">代表：小笠原徳彦</text:span><text:span text:style-name="T5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IPA Pゴシック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徳彦 小笠原</meta:initial-creator>
    <meta:creation-date>2013-01-31T03:38:41</meta:creation-date>
    <dc:date>2013-09-16T23:34:55</dc:date>
    <dc:creator>Ogasawara Naruhiko</dc:creator>
    <meta:editing-duration>PT3M29S</meta:editing-duration>
    <meta:editing-cycles>5</meta:editing-cycles>
    <meta:generator>LibreOffice/4.0.2.2$Linux_x86 LibreOffice_project/400m0$Build-2</meta:generator>
    <meta:document-statistic meta:object-count="5"/>
  </office:meta>
</office:document-meta>
</file>